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="none" draw:fill-color="#ffffff" draw:textarea-horizontal-align="justify" draw:textarea-vertical-align="middle" draw:auto-grow-height="false" fo:min-height="11.03cm" fo:min-width="16.472cm" fo:padding-top="0.143cm" fo:padding-bottom="0.143cm" fo:padding-left="0.268cm" fo:padding-right="0.268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9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3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21cm" fo:min-width="4.5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882cm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  <style:text-properties style:font-name="Linux Libertine"/>
    </style:style>
    <style:style style:name="P2" style:family="paragraph">
      <loext:graphic-properties draw:fill="none"/>
      <style:paragraph-properties fo:text-align="center"/>
      <style:text-properties style:font-name="Linux Libertine"/>
    </style:style>
    <style:style style:name="P3" style:family="paragraph">
      <style:paragraph-properties fo:text-align="start"/>
      <style:text-properties fo:font-size="12pt" fo:font-weight="bold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nux Libertine" fo:font-size="12pt" fo:font-weight="bold"/>
    </style:style>
    <style:style style:name="P5" style:family="paragraph">
      <style:paragraph-properties fo:text-align="start"/>
      <style:text-properties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nux Libertine" fo:font-size="12pt" fo:font-weight="bold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style:font-name="Linux Libertine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Linux Liberti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style:font-name="Linux Liberti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Linux Libertine" fo:font-size="12pt"/>
    </style:style>
    <style:style style:name="T1" style:family="text">
      <style:text-properties style:font-name="Linux Libertine"/>
    </style:style>
    <style:style style:name="T2" style:family="text">
      <style:text-properties style:font-name="Linux Libertine" fo:font-size="12pt" style:font-size-asian="12pt" style:font-size-complex="12pt"/>
    </style:style>
    <style:style style:name="T3" style:family="text">
      <style:text-properties style:font-name="Linux Libertine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" fo:font-size="18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nux Libertine" fo:font-size="12pt"/>
    </style:style>
    <style:style style:name="T6" style:family="text">
      <style:text-properties style:font-name="Linux Libertine" fo:font-size="12pt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" fo:font-size="12pt" fo:font-style="normal" fo:text-shadow="none" style:text-underline-style="none" fo:font-weight="bold" style:letter-kerning="true" style:font-name-asian="Noto Sans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" fo:font-size="12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nux Libertine"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cm" svg:height="16cm" svg:x="2.85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85cm" svg:y1="10.5cm" svg:x2="26.85cm" svg:y2="10.5cm">
          <text:p/>
        </draw:line>
        <draw:frame draw:style-name="gr3" draw:text-style-name="P4" draw:layer="layout" svg:width="2cm" svg:height="0.848cm" svg:x="18cm" svg:y="9.75cm">
          <draw:text-box>
            <text:p text:style-name="P3"><text:span text:style-name="T1">3 km</text:span></text:p>
          </draw:text-box>
        </draw:frame>
        <draw:line draw:style-name="gr2" draw:text-style-name="P2" draw:layer="layout" svg:x1="14.85cm" svg:y1="2.5cm" svg:x2="14.85cm" svg:y2="18.5cm">
          <text:p/>
        </draw:line>
        <draw:frame draw:style-name="gr4" draw:text-style-name="P6" draw:layer="layout" svg:width="1.75cm" svg:height="1.445cm" svg:x="14.75cm" svg:y="4.055cm">
          <draw:text-box>
            <text:p text:style-name="P5"><text:span text:style-name="T2">2 km</text:span></text:p>
          </draw:text-box>
        </draw:frame>
        <draw:frame draw:style-name="gr5" draw:text-style-name="P7" draw:layer="layout" svg:width="4.75cm" svg:height="1.013cm" svg:x="1cm" svg:y="1cm">
          <draw:text-box>
            <text:p><text:span text:style-name="T3">El Dörädö</text:span></text:p>
          </draw:text-box>
        </draw:frame>
        <draw:frame draw:style-name="gr6" draw:text-style-name="P10" draw:layer="layout" svg:width="11.75cm" svg:height="4.595cm" svg:x="1cm" svg:y="15.405cm">
          <draw:text-box>
            <text:p text:style-name="P8"><text:span text:style-name="T1">[m]</text:span></text:p>
            <text:p text:style-name="P9"><text:span text:style-name="T1">(4x²+9y²)/9000000=1</text:span></text:p>
            <text:p text:style-name="P9"><text:span text:style-name="T1">((4x²+9y²)/9000000)-1=0</text:span></text:p>
            <text:p text:style-name="P9"><text:span text:style-name="T1">y=±(2*(2250000-x²)^0.5)/3</text:span></text:p>
            <text:p text:style-name="P8"><text:span text:style-name="T1">x=±(3*(1000000-y²)^0.5)/2</text:span></text:p>
          </draw:text-box>
        </draw:frame>
        <draw:frame draw:style-name="gr7" draw:text-style-name="P12" draw:layer="layout" svg:width="5.053cm" svg:height="3.871cm" svg:x="23.45cm" svg:y="1.051cm">
          <draw:text-box>
            <text:p><text:span text:style-name="T1">240 mm ≙ 3000 m</text:span></text:p>
            <text:p><text:span text:style-name="T1">80 mm ≙ 1000 m</text:span></text:p>
            <text:p text:style-name="P11"><text:span text:style-name="T4">1 mm </text:span><text:span text:style-name="T1">≙ 12,5 m</text:span></text:p>
            <text:p text:style-name="P11"><text:span text:style-name="T4">0,08 mm </text:span><text:span text:style-name="T1">≙ 1 m</text:span></text:p>
            <text:p text:style-name="P11"><text:span text:style-name="T1"/></text:p>
          </draw:text-box>
        </draw:frame>
        <draw:frame draw:style-name="gr8" draw:text-style-name="P12" draw:layer="layout" svg:width="9.5cm" svg:height="3.095cm" svg:x="1cm" svg:y="2.155cm">
          <draw:text-box>
            <text:p><text:span text:style-name="T1">Etagenhöhe: 3 m</text:span></text:p>
            <text:p><text:span text:style-name="T1">Innenraumhöhe: 2,5 m</text:span></text:p>
          </draw:text-box>
        </draw:frame>
        <draw:line draw:style-name="gr9" draw:text-style-name="P13" draw:layer="layout" svg:x1="1.25cm" svg:y1="6.75cm" svg:x2="1.334cm" svg:y2="6.75cm">
          <text:p/>
        </draw:line>
        <draw:line draw:style-name="gr10" draw:text-style-name="P13" draw:layer="layout" svg:x1="23.5cm" svg:y1="8.55cm" svg:x2="23.5cm" svg:y2="8.15cm">
          <text:p/>
        </draw:line>
        <draw:frame draw:style-name="gr11" draw:text-style-name="P14" draw:layer="layout" svg:width="6.75cm" svg:height="1.132cm" svg:x="17.5cm" svg:y="8.118cm">
          <draw:text-box>
            <text:p><text:span text:style-name="T5">12 Etagen * 3 (m / Etage) = </text:span><text:span text:style-name="T6">50 m</text:span></text:p>
          </draw:text-box>
        </draw:frame>
        <draw:line draw:style-name="gr12" draw:text-style-name="P13" draw:layer="layout" svg:x1="3.4cm" svg:y1="8.155cm" svg:x2="26.312cm" svg:y2="8.155cm">
          <text:p/>
        </draw:line>
        <draw:frame draw:style-name="gr13" draw:text-style-name="P14" draw:layer="layout" svg:width="4cm" svg:height="1cm" svg:x="10.25cm" svg:y="7.5cm">
          <draw:text-box>
            <text:p><text:span text:style-name="T5">(9 km) / π = </text:span><text:span text:style-name="T6">2864 m</text:span></text:p>
          </draw:text-box>
        </draw:frame>
        <draw:line draw:style-name="gr10" draw:text-style-name="P13" draw:layer="layout" svg:x1="6.5cm" svg:y1="10.521cm" svg:x2="6.5cm" svg:y2="8.176cm">
          <text:p/>
        </draw:line>
        <draw:frame draw:style-name="gr14" draw:text-style-name="P14" draw:layer="layout" svg:width="7.75cm" svg:height="1.7cm" svg:x="6.5cm" svg:y="8.55cm">
          <draw:text-box>
            <text:p text:style-name="P11"><text:span text:style-name="T7">297 m</text:span><text:span text:style-name="T8"> = </text:span><text:span text:style-name="T9">(2*(2250000-(9km/2pi)²)^0.5)/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0T04:16:20.803957126</meta:creation-date>
    <dc:date>2021-02-04T20:58:02.713123847</dc:date>
    <meta:editing-duration>PT53M31S</meta:editing-duration>
    <meta:editing-cycles>15</meta:editing-cycles>
    <meta:generator>LibreOffice/7.0.4.2$Linux_X86_64 LibreOffice_project/00$Build-2</meta:generator>
    <meta:document-statistic meta:object-count="16"/>
  </office:meta>
</office:document-meta>
</file>